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NCEPTS</text:span><text:span text:style-name="T2"/></text:p>
      <text:p text:style-name="P1"><text:span text:style-name="T2"/></text:p>
      <text:p text:style-name="P1"><text:span text:style-name="T3">Success/Fame</text:span></text:p>
      <text:p text:style-name="P1"><text:span text:style-name="T4">&lt;span id="</text:span><text:span text:style-name="T5">C1</text:span><text:span text:style-name="T6">" class="mention concept" about="</text:span><text:span text:style-name="T7">literarySuccess</text:span><text:span text:style-name="T8">" data-label="</text:span><text:span text:style-name="T9">literal</text:span><text:span text:style-name="T10">"&gt;</text:span></text:p>
      <text:p text:style-name="P1"><text:span text:style-name="T10">&lt;span id="C1" class="mention concept" about="</text:span><text:span text:style-name="T11">literarySuccess</text:span><text:span text:style-name="T12">" data-label="</text:span><text:span text:style-name="T13">Ironic paradoxical</text:span><text:span text:style-name="T14">"&gt;</text:span></text:p>
      <text:p text:style-name="P1"><text:span text:style-name="T14">&lt;span id="</text:span><text:span text:style-name="T15">C2</text:span><text:span text:style-name="T16">" class="mention concept" about="</text:span><text:span text:style-name="T17">literaryFailure</text:span><text:span text:style-name="T18">" data-label="</text:span><text:span text:style-name="T19">literal</text:span><text:span text:style-name="T20">"&gt;</text:span></text:p>
      <text:p text:style-name="P1"><text:span text:style-name="T20"/></text:p>
      <text:p text:style-name="P1"><text:span text:style-name="T20">&lt;span id="</text:span><text:span text:style-name="T21">C3</text:span><text:span text:style-name="T22">" class="mention concept" about="</text:span><text:span text:style-name="T23">fame</text:span><text:span text:style-name="T24">" data-label="</text:span><text:span text:style-name="T25">fame</text:span><text:span text:style-name="T26">"&gt;</text:span></text:p>
      <text:p text:style-name="P1"><text:span text:style-name="T26">&lt;span id="C3" class="mention concept" about="</text:span><text:span text:style-name="T27">fame</text:span><text:span text:style-name="T28">" data-label="</text:span><text:span text:style-name="T29">infamy</text:span><text:span text:style-name="T30">"&gt;</text:span></text:p>
      <text:p text:style-name="P1"><text:span text:style-name="T30">&lt;span id="C3" class="mention concept" about="</text:span><text:span text:style-name="T31">fame</text:span><text:span text:style-name="T32">" data-label="</text:span><text:span text:style-name="T33">obscurity</text:span><text:span text:style-name="T34">"&gt;</text:span></text:p>
      <text:p text:style-name="P1"><text:span text:style-name="T35"/></text:p>
      <text:p text:style-name="P1"><text:span text:style-name="T35">Appreciation</text:span></text:p>
      <text:p text:style-name="P1"><text:span text:style-name="T36">&lt;span id="</text:span><text:span text:style-name="T37">C4</text:span><text:span text:style-name="T38">" class="mention concept" about="</text:span><text:span text:style-name="T39">ArtworkAppreciation</text:span><text:span text:style-name="T40">" data-label="</text:span><text:span text:style-name="T41">Ironic</text:span><text:span text:style-name="T42">"&gt;</text:span></text:p>
      <text:p text:style-name="P1"><text:span text:style-name="T42">&lt;span id="C4" class="mention concept" about="</text:span><text:span text:style-name="T43">ArtworkAppreciation</text:span><text:span text:style-name="T44">" data-label="</text:span><text:span text:style-name="T45">Sincere</text:span><text:span text:style-name="T46">"&gt;</text:span></text:p>
      <text:p text:style-name="P1"><text:span text:style-name="T46"/></text:p>
      <text:p text:style-name="P1"><text:span text:style-name="T46">&lt;span id="</text:span><text:span text:style-name="T47">C5</text:span><text:span text:style-name="T48">" class="mention concept" about="</text:span><text:span text:style-name="T49">ArtworkCelebration</text:span><text:span text:style-name="T50">" data-label="</text:span><text:span text:style-name="T51">Ironic</text:span><text:span text:style-name="T52">"&gt;</text:span></text:p>
      <text:p text:style-name="P1"><text:span text:style-name="T52">&lt;span id="C5" class="mention concept" about="</text:span><text:span text:style-name="T53">ArtworkCelebration</text:span><text:span text:style-name="T54">" data-label="</text:span><text:span text:style-name="T55">Sincere</text:span><text:span text:style-name="T56">"&gt;</text:span></text:p>
      <text:p text:style-name="P1"><text:span text:style-name="T56"/></text:p>
      <text:p text:style-name="P1"><text:span text:style-name="T56">&lt;span id="</text:span><text:span text:style-name="T57">C6</text:span><text:span text:style-name="T58">" class="mention concept" about="</text:span><text:span text:style-name="T59">OnoraryTitleAward</text:span><text:span text:style-name="T60">" data-label="</text:span><text:span text:style-name="T61">Ironic</text:span><text:span text:style-name="T62">"&gt;</text:span></text:p>
      <text:p text:style-name="P1"><text:span text:style-name="T62">&lt;span id="C6" class="mention concept" about="</text:span><text:span text:style-name="T63">OnoraryTitleAward</text:span><text:span text:style-name="T64">" data-label="</text:span><text:span text:style-name="T65">Sincere</text:span><text:span text:style-name="T66">"&gt;</text:span></text:p>
      <text:p text:style-name="P1"><text:span text:style-name="T66"/></text:p>
      <text:p text:style-name="P1"><text:span text:style-name="T67">Criticism</text:span><text:span text:style-name="T68"/></text:p>
      <text:p text:style-name="P1"><text:span text:style-name="T68">&lt;span id="C</text:span><text:span text:style-name="T69">7</text:span><text:span text:style-name="T70">" class="mention concept" about="</text:span><text:span text:style-name="T71">LiteraryCriticism</text:span><text:span text:style-name="T72">" data-label="</text:span><text:span text:style-name="T73">Critics opinions</text:span><text:span text:style-name="T74">"&gt;</text:span></text:p>
      <text:p text:style-name="P1"><text:span text:style-name="T74">&lt;span id="C</text:span><text:span text:style-name="T75">7</text:span><text:span text:style-name="T76">" class="mention concept" about="</text:span><text:span text:style-name="T77">LiteraryCriticism</text:span><text:span text:style-name="T78">" data-label="</text:span><text:span text:style-name="T79">LiteraryCriticism</text:span><text:span text:style-name="T80">"&gt;</text:span></text:p>
      <text:p text:style-name="P1"><text:span text:style-name="T80">&lt;span id="C</text:span><text:span text:style-name="T81">8</text:span><text:span text:style-name="T82">" class="mention concept" about="</text:span><text:span text:style-name="T83">ResponseToCriticism</text:span><text:span text:style-name="T84">" data-label="</text:span><text:span text:style-name="T85">Response To Criticism</text:span><text:span text:style-name="T86">"&gt;</text:span></text:p>
      <text:p text:style-name="P1"><text:span text:style-name="T86">&lt;span id="C</text:span><text:span text:style-name="T87">9</text:span><text:span text:style-name="T88">" class="mention concept" about="</text:span><text:span text:style-name="T89">AutorSelfPerception</text:span><text:span text:style-name="T90">" data-label="</text:span><text:span text:style-name="T91">Absolute confidence</text:span><text:span text:style-name="T92">"&gt;</text:span></text:p>
      <text:p text:style-name="P1"><text:span text:style-name="T92">&lt;span id="C</text:span><text:span text:style-name="T93">9</text:span><text:span text:style-name="T94">" class="mention concept" about="</text:span><text:span text:style-name="T95">AutorSelfPerception</text:span><text:span text:style-name="T96">" data-label="</text:span><text:span text:style-name="T97">Lack of confidence</text:span><text:span text:style-name="T98">"&gt;</text:span></text:p>
      <text:p text:style-name="P1"><text:span text:style-name="T98"/></text:p>
      <text:p text:style-name="P1"><text:span text:style-name="T99">Article Autor Notes</text:span><text:span text:style-name="T100"/></text:p>
      <text:p text:style-name="P1"><text:span text:style-name="T100">&lt;span id="</text:span><text:span text:style-name="T101">C10</text:span><text:span text:style-name="T102">" class="mention concept" about="</text:span><text:span text:style-name="T103">ArticleExposition</text:span><text:span text:style-name="T104">" data-label="</text:span><text:span text:style-name="T105">Plot summary</text:span><text:span text:style-name="T106">"&gt;</text:span></text:p>
      <text:p text:style-name="P1"><text:span text:style-name="T106">&lt;span id="C10" class="mention concept" about="</text:span><text:span text:style-name="T107">ArticleExposition</text:span><text:span text:style-name="T108">" data-label="</text:span><text:span text:style-name="T109">Autor Note</text:span><text:span text:style-name="T110">"&gt;</text:span></text:p>
      <text:p text:style-name="P1"><text:span text:style-name="T110"/></text:p>
      <text:p text:style-name="P1"><text:span text:style-name="T110">&lt;span id="</text:span><text:span text:style-name="T111">C11</text:span><text:span text:style-name="T112">" class="mention concept" about="</text:span><text:span text:style-name="T113">FictionalCaracter</text:span><text:span text:style-name="T114">" data-label="_"&gt;</text:span></text:p>
      <text:p text:style-name="P1"><text:span text:style-name="T114"/></text:p>
      <text:p text:style-name="P1"><text:span text:style-name="T115">Lterature Music Arts</text:span><text:span text:style-name="T116"/></text:p>
      <text:p text:style-name="P1"><text:span text:style-name="T116">&lt;span id="C12" class="mention concept" about="</text:span><text:span text:style-name="T117">LiteraryStyle</text:span><text:span text:style-name="T118">" data-label="Euphuism"&gt;</text:span></text:p>
      <text:p text:style-name="P1"><text:span text:style-name="T118">&lt;span id="C13" class="mention concept" about="L</text:span><text:span text:style-name="T119">iteraryMovemen</text:span><text:span text:style-name="T120">t" data-label="</text:span><text:span text:style-name="T121">surrealism</text:span><text:span text:style-name="T122">"&gt;</text:span></text:p>
      <text:p text:style-name="P1"><text:span text:style-name="T122">&lt;span id="C14" class="mention concept" about="</text:span><text:span text:style-name="T123">LiteraryWork</text:span><text:span text:style-name="T124">" data-label="Title"&gt;<text:s text:c="4"/>(novel or titlr)</text:span></text:p>
      <text:p text:style-name="P1"><text:span text:style-name="T124"/></text:p>
      <text:p text:style-name="P1"><text:span text:style-name="T124">&lt;span id="C15" class="mention concept" about="</text:span><text:span text:style-name="T125">MusicGenre</text:span><text:span text:style-name="T126">" data-label="</text:span><text:span text:style-name="T127">Rhythm and blues</text:span><text:span text:style-name="T128">"&gt;</text:span></text:p>
      <text:p text:style-name="P1"><text:span text:style-name="T128">&lt;span id="C16" class="mention concept" about="</text:span><text:span text:style-name="T129">MusicPiece</text:span><text:span text:style-name="T130">" data-label="Trapped in the Closet"&gt;</text:span></text:p>
      <text:p text:style-name="P1"><text:span text:style-name="T130"/></text:p>
      <text:p text:style-name="P1"><text:span text:style-name="T130">&lt;span id="C17" class="mention concept" about="</text:span><text:span text:style-name="T131">Movie"<text:s/></text:span><text:span text:style-name="T132">data-label="The Room"&gt;</text:span></text:p>
      <text:p text:style-name="P1"><text:span text:style-name="T132">&lt;span id="C18" class="mention concept" about="</text:span><text:span text:style-name="T133">ArtTecnique</text:span><text:span text:style-name="T134">" data-label="Fresco"&gt;</text:span></text:p>
      <text:p text:style-name="P1"><text:span text:style-name="T134"/></text:p>
      <text:p text:style-name="P1"><text:span text:style-name="T134"/></text:p>
      <text:p text:style-name="P1"><text:span text:style-name="T134"/></text:p>
      <text:p text:style-name="P1"><text:span text:style-name="T134"/></text:p>
      <text:p text:style-name="P1"><text:span text:style-name="T1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